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B000000E8A79B8E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4.792cm" svg:x="0.049cm" svg:y="8.124cm">
          <draw:image xlink:href="Pictures/100002010000054B000000E8A79B8ED1.png" xlink:type="simple" xlink:show="embed" xlink:actuate="onLoad">
            <text:p/>
          </draw:image>
        </draw:frame>
        <draw:custom-shape draw:style-name="gr2" draw:text-style-name="P1" draw:layer="layout" svg:width="1.27cm" svg:height="18.288cm" draw:transform="rotate (1.5707963267949) translate (4.826cm 14.732cm)">
          <text:p/>
          <draw:enhanced-geometry svg:viewBox="0 0 21600 21600" draw:glue-points="0 0 0 21600 21600 10800" draw:text-areas="0 ?f9 7800 ?f10" draw:mirror-vertical="true" draw:mirror-horizontal="true" draw:type="right-brace" draw:modifiers="1800 10775.9685057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016cm" svg:height="4.318cm" draw:transform="rotate (-1.5707963267949) translate (27.178cm 7.62cm)">
          <text:p/>
          <draw:enhanced-geometry svg:viewBox="0 0 21600 21600" draw:glue-points="0 0 0 21600 21600 10800" draw:text-areas="0 ?f9 7800 ?f10" draw:mirror-vertical="true" draw:mirror-horizontal="true" draw:type="right-brace" draw:modifiers="1765.4086594119 10775.9685057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4.943cm" svg:height="1.204cm" svg:x="22.552cm" svg:y="6.362cm">
          <draw:text-box>
            <text:p text:style-name="P2"><text:span text:style-name="T1">Passive Tail</text:span></text:p>
          </draw:text-box>
        </draw:frame>
        <draw:custom-shape draw:style-name="gr2" draw:text-style-name="P1" draw:layer="layout" svg:width="1.016cm" svg:height="4.318cm" draw:transform="rotate (-1.5707963267949) translate (4.826cm 7.62cm)">
          <text:p/>
          <draw:enhanced-geometry svg:viewBox="0 0 21600 21600" draw:glue-points="0 0 0 21600 21600 10800" draw:text-areas="0 ?f9 7800 ?f10" draw:mirror-vertical="true" draw:mirror-horizontal="true" draw:type="right-brace" draw:modifiers="1765.4086594119 10775.9685057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2.521cm" svg:height="1.204cm" svg:x="1.478cm" svg:y="6.458cm">
          <draw:text-box>
            <text:p><text:span text:style-name="T1">Head</text:span></text:p>
          </draw:text-box>
        </draw:frame>
        <draw:frame draw:style-name="gr3" draw:text-style-name="P2" draw:layer="layout" svg:width="4.287cm" svg:height="1.204cm" svg:x="11.924cm" svg:y="14.948cm">
          <draw:text-box>
            <text:p><text:span text:style-name="T1">Active Tai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21:42:21.084868368</meta:creation-date>
    <dc:date>2014-10-15T15:04:29.858015581</dc:date>
    <meta:editing-duration>PT17H6M58S</meta:editing-duration>
    <meta:editing-cycles>1</meta:editing-cycles>
    <meta:document-statistic meta:object-count="30"/>
    <meta:generator>LibreOffice/4.2.4.2$Linux_X86_64 LibreOffice_project/420m0$Build-2</meta:generator>
  </office:meta>
</office:document-meta>
</file>